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style:font-name="Liberation Sans" fo:font-weight="bold" style:font-name-asian="DejaVu Sans" style:font-weight-asian="bold" style:font-name-complex="Lohit Hindi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99"/>
    </style:style>
    <style:style style:name="ce14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3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13"/>
        <table:table-column table:style-name="co4" table:default-cell-style-name="ce10"/>
        <table:table-column table:style-name="co5" table:default-cell-style-name="ce16"/>
        <table:table-column table:style-name="co6" table:number-columns-repeated="4" table:default-cell-style-name="ce17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6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RN</text:p>
          </table:table-cell>
          <table:table-cell table:style-name="ce4" table:number-columns-repeated="6"/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table:style-name="ce4" office:value-type="string" calcext:value-type="string">
            <text:p>P8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2" office:value-type="string" calcext:value-type="string">
            <text:p>Q1</text:p>
          </table:table-cell>
          <table:table-cell table:style-name="ce12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2" office:value-type="string" calcext:value-type="string">
            <text:p>CP1</text:p>
          </table:table-cell>
          <table:table-cell table:style-name="ce12" office:value-type="string" calcext:value-type="string">
            <text:p>CP2</text:p>
          </table:table-cell>
          <table:table-cell table:style-name="ce12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2" office:value-type="string" calcext:value-type="string">
            <text:p>FP – P</text:p>
          </table:table-cell>
          <table:table-cell table:style-name="ce12" office:value-type="string" calcext:value-type="string">
            <text:p>FP – D</text:p>
          </table:table-cell>
          <table:table-cell table:style-name="ce4" office:value-type="string" calcext:value-type="string">
            <text:p>FP – F</text:p>
          </table:table-cell>
          <table:table-cell table:style-name="ce14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table:style-name="ce15" office:value-type="string" calcext:value-type="string">
            <text:p>Final Grade</text:p>
          </table:table-cell>
          <table:table-cell table:style-name="ce15" office:value-type="string" calcext:value-type="string">
            <text:p>Submitted Grade</text:p>
          </table:table-cell>
          <table:table-cell table:style-name="ce15" office:value-type="string" calcext:value-type="string">
            <text:p>Final GPA</text:p>
          </table:table-cell>
          <table:table-cell table:style-name="ce15" office:value-type="string" calcext:value-type="string">
            <text:p>Submitted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2" table:number-columns-repeated="96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2];[.$AV$2:.$AW$15];2;0); VLOOKUP([.C2];[.$AV$2:.$AW$15];2;0); VLOOKUP([.D2];[.$AV$2:.$AW$15];2;0); VLOOKUP([.E2];[.$AV$2:.$AW$15];2;0); VLOOKUP([.F2];[.$AV$2:.$AW$15];2;0); VLOOKUP([.G2];[.$AV$2:.$AW$15];2;0); VLOOKUP([.H2];[.$AV$2:.$AW$15];2;0); VLOOKUP([.I2];[.$AV$2:.$AW$15];2;0); VLOOKUP([.J2];[.$AV$2:.$AW$15];2;0); VLOOKUP([.K2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2:.U2])/8*0.1" office:value-type="float" office:value="0.1" calcext:value-type="float">
            <text:p>0.1000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 table:formula="of:=[.X2]/100*0.05+[.Y2]/100*0.05" office:value-type="float" office:value="0.0735" calcext:value-type="float">
            <text:p>0.0735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2]/100*0.15+[.AC2]/100*0.2" office:value-type="float" office:value="0.285" calcext:value-type="float">
            <text:p>0.285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2];[.$AV$2:.$AW$15];2;0); VLOOKUP([.AG2];[.$AV$2:.$AW$15];2;0); MIN(30; [.AH2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K2];[.$AV$2:.$AW$15];2;0); VLOOKUP([.AL2];[.$AV$2:.$AW$15];2;0); VLOOKUP([.AM2];[.$AV$2:.$AW$15];2;0))/300)*0.1" office:value-type="float" office:value="0.0873333333333333" calcext:value-type="float">
            <text:p>0.08733</text:p>
          </table:table-cell>
          <table:table-cell/>
          <table:table-cell table:style-name="ce14" table:formula="of:=[.L2] + [.V2] + [.Z2] + [.AI2] + [.AD2] + [.AN2]" office:value-type="string" office:string-value="" calcext:value-type="error">
            <text:p>#N/A</text:p>
          </table:table-cell>
          <table:table-cell table:style-name="ce15" table:formula="of:=IF([.AP2]&gt;=0.9875;&quot;A+&quot;;  IF([.AP2]&gt;=0.94; &quot;A&quot;; IF([.AP2]&gt;=0.9; &quot;A-&quot;; IF([.AP2]&gt;=0.87; &quot;B+&quot;; IF([.AP2]&gt;=0.84;&quot;B&quot;; IF([.AP2]&gt;=0.8; &quot;B-&quot;; IF([.AP2]&gt;=0.77; &quot;C+&quot;; IF([.AP2]&gt;=0.74;&quot;C&quot;; IF([.AP2]&gt;=0.7; &quot;C-&quot;; IF([.AP2]&gt;=0.67; &quot;D+&quot;; IF([.AP2]&gt;=0.64;&quot;D&quot;; IF([.AP2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2]; [.$AY$2:.$AZ$15]; 2; 0)" office:value-type="string" office:string-value="" calcext:value-type="error">
            <text:p>#N/A</text:p>
          </table:table-cell>
          <table:table-cell table:style-name="ce15" table:formula="of:=VLOOKUP([.AR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3];[.$AV$2:.$AW$15];2;0); VLOOKUP([.C3];[.$AV$2:.$AW$15];2;0); VLOOKUP([.D3];[.$AV$2:.$AW$15];2;0); VLOOKUP([.E3];[.$AV$2:.$AW$15];2;0); VLOOKUP([.F3];[.$AV$2:.$AW$15];2;0); VLOOKUP([.G3];[.$AV$2:.$AW$15];2;0); VLOOKUP([.H3];[.$AV$2:.$AW$15];2;0); VLOOKUP([.I3];[.$AV$2:.$AW$15];2;0); VLOOKUP([.J3];[.$AV$2:.$AW$15];2;0); VLOOKUP([.K3];[.$AV$2:.$AW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 table:formula="of:=SUM([.N3:.U3])/8*0.1" office:value-type="float" office:value="0.0875" calcext:value-type="float">
            <text:p>0.087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X3]/100*0.05+[.Y3]/100*0.05" office:value-type="float" office:value="0.0675" calcext:value-type="float">
            <text:p>0.067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5" office:value-type="float" office:value="78" calcext:value-type="float">
            <text:p>78</text:p>
          </table:table-cell>
          <table:table-cell table:style-name="ce7" table:formula="of:=[.AB3]/100*0.15+[.AC3]/100*0.2" office:value-type="float" office:value="0.288" calcext:value-type="float">
            <text:p>0.28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F3];[.$AV$2:.$AW$15];2;0); VLOOKUP([.AG3];[.$AV$2:.$AW$15];2;0); MIN(30; [.AH3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K3];[.$AV$2:.$AW$15];2;0); VLOOKUP([.AL3];[.$AV$2:.$AW$15];2;0); VLOOKUP([.AM3];[.$AV$2:.$AW$15];2;0))/300)*0.1" office:value-type="float" office:value="0.0916666666666667" calcext:value-type="float">
            <text:p>0.09167</text:p>
          </table:table-cell>
          <table:table-cell/>
          <table:table-cell table:style-name="ce14" table:formula="of:=[.L3] + [.V3] + [.Z3] + [.AI3] + [.AD3] + [.AN3]" office:value-type="string" office:string-value="" calcext:value-type="error">
            <text:p>#N/A</text:p>
          </table:table-cell>
          <table:table-cell table:style-name="ce15" table:formula="of:=IF([.AP3]&gt;=0.9875;&quot;A+&quot;;  IF([.AP3]&gt;=0.94; &quot;A&quot;; IF([.AP3]&gt;=0.9; &quot;A-&quot;; IF([.AP3]&gt;=0.87; &quot;B+&quot;; IF([.AP3]&gt;=0.84;&quot;B&quot;; IF([.AP3]&gt;=0.8; &quot;B-&quot;; IF([.AP3]&gt;=0.77; &quot;C+&quot;; IF([.AP3]&gt;=0.74;&quot;C&quot;; IF([.AP3]&gt;=0.7; &quot;C-&quot;; IF([.AP3]&gt;=0.67; &quot;D+&quot;; IF([.AP3]&gt;=0.64;&quot;D&quot;; IF([.AP3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3]; [.$AY$2:.$AZ$15]; 2; 0)" office:value-type="string" office:string-value="" calcext:value-type="error">
            <text:p>#N/A</text:p>
          </table:table-cell>
          <table:table-cell table:style-name="ce15" table:formula="of:=VLOOKUP([.AR3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 table:formula="of:=(SUM(VLOOKUP([.C4];[.$AV$2:.$AW$15];2;0); VLOOKUP([.C4];[.$AV$2:.$AW$15];2;0); VLOOKUP([.D4];[.$AV$2:.$AW$15];2;0); VLOOKUP([.E4];[.$AV$2:.$AW$15];2;0); VLOOKUP([.F4];[.$AV$2:.$AW$15];2;0); VLOOKUP([.G4];[.$AV$2:.$AW$15];2;0); VLOOKUP([.H4];[.$AV$2:.$AW$15];2;0); VLOOKUP([.I4];[.$AV$2:.$AW$15];2;0); VLOOKUP([.J4];[.$AV$2:.$AW$15];2;0); VLOOKUP([.K4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4:.U4])/8*0.1" office:value-type="float" office:value="0.1" calcext:value-type="float">
            <text:p>0.10000</text:p>
          </table:table-cell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 table:formula="of:=[.X4]/100*0.05+[.Y4]/100*0.05" office:value-type="float" office:value="0.099" calcext:value-type="float">
            <text:p>0.099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7" table:formula="of:=[.AB4]/100*0.15+[.AC4]/100*0.2" office:value-type="float" office:value="0.3305" calcext:value-type="float">
            <text:p>0.33050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table:style-name="ce5" office:value-type="float" office:value="40" calcext:value-type="float">
            <text:p>40</text:p>
          </table:table-cell>
          <table:table-cell table:style-name="ce7" table:formula="of:=(SUM(VLOOKUP([.AF4];[.$AV$2:.$AW$15];2;0); VLOOKUP([.AG4];[.$AV$2:.$AW$15];2;0); MIN(30; [.AH4]))/230)*0.05" office:value-type="float" office:value="0.0469565217391304" calcext:value-type="float">
            <text:p>0.04696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4];[.$AV$2:.$AW$15];2;0); VLOOKUP([.AL4];[.$AV$2:.$AW$15];2;0); VLOOKUP([.AM4];[.$AV$2:.$AW$15];2;0))/300)*0.1" office:value-type="float" office:value="0.0936666666666667" calcext:value-type="float">
            <text:p>0.09367</text:p>
          </table:table-cell>
          <table:table-cell/>
          <table:table-cell table:style-name="ce14" table:formula="of:=[.L4] + [.V4] + [.Z4] + [.AI4] + [.AD4] + [.AN4]" office:value-type="string" office:string-value="" calcext:value-type="error">
            <text:p>#N/A</text:p>
          </table:table-cell>
          <table:table-cell table:style-name="ce15" table:formula="of:=IF([.AP4]&gt;=0.9875;&quot;A+&quot;;  IF([.AP4]&gt;=0.94; &quot;A&quot;; IF([.AP4]&gt;=0.9; &quot;A-&quot;; IF([.AP4]&gt;=0.87; &quot;B+&quot;; IF([.AP4]&gt;=0.84;&quot;B&quot;; IF([.AP4]&gt;=0.8; &quot;B-&quot;; IF([.AP4]&gt;=0.77; &quot;C+&quot;; IF([.AP4]&gt;=0.74;&quot;C&quot;; IF([.AP4]&gt;=0.7; &quot;C-&quot;; IF([.AP4]&gt;=0.67; &quot;D+&quot;; IF([.AP4]&gt;=0.64;&quot;D&quot;; IF([.AP4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A</text:p>
          </table:table-cell>
          <table:table-cell table:style-name="ce15" table:formula="of:=VLOOKUP([.AQ4]; [.$AY$2:.$AZ$15]; 2; 0)" office:value-type="string" office:string-value="" calcext:value-type="error">
            <text:p>#N/A</text:p>
          </table:table-cell>
          <table:table-cell table:style-name="ce15" table:formula="of:=VLOOKUP([.AR4]; [.$AY$2:.$AZ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table:number-columns-repeated="6"/>
          <table:table-cell table:style-name="ce7" table:formula="of:=(SUM(VLOOKUP([.C5];[.$AV$2:.$AW$15];2;0); VLOOKUP([.C5];[.$AV$2:.$AW$15];2;0); VLOOKUP([.D5];[.$AV$2:.$AW$15];2;0); VLOOKUP([.E5];[.$AV$2:.$AW$15];2;0); VLOOKUP([.F5];[.$AV$2:.$AW$15];2;0); VLOOKUP([.G5];[.$AV$2:.$AW$15];2;0); VLOOKUP([.H5];[.$AV$2:.$AW$15];2;0); VLOOKUP([.I5];[.$AV$2:.$AW$15];2;0); VLOOKUP([.J5];[.$AV$2:.$AW$15];2;0); VLOOKUP([.K5];[.$AV$2:.$AW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5:.U5])/8*0.1" office:value-type="float" office:value="0.0375" calcext:value-type="float">
            <text:p>0.0375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 table:formula="of:=[.X5]/100*0.05+[.Y5]/100*0.05" office:value-type="float" office:value="0.0585" calcext:value-type="float">
            <text:p>0.0585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59" calcext:value-type="float">
            <text:p>59</text:p>
          </table:table-cell>
          <table:table-cell table:style-name="ce7" table:formula="of:=[.AB5]/100*0.15+[.AC5]/100*0.2" office:value-type="float" office:value="0.226" calcext:value-type="float">
            <text:p>0.226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5];[.$AV$2:.$AW$15];2;0); VLOOKUP([.AG5];[.$AV$2:.$AW$15];2;0); MIN(30; [.AH5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K5];[.$AV$2:.$AW$15];2;0); VLOOKUP([.AL5];[.$AV$2:.$AW$15];2;0); VLOOKUP([.AM5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5] + [.V5] + [.Z5] + [.AI5] + [.AD5] + [.AN5]" office:value-type="string" office:string-value="" calcext:value-type="error">
            <text:p>#N/A</text:p>
          </table:table-cell>
          <table:table-cell table:style-name="ce15" table:formula="of:=IF([.AP5]&gt;=0.9875;&quot;A+&quot;;  IF([.AP5]&gt;=0.94; &quot;A&quot;; IF([.AP5]&gt;=0.9; &quot;A-&quot;; IF([.AP5]&gt;=0.87; &quot;B+&quot;; IF([.AP5]&gt;=0.84;&quot;B&quot;; IF([.AP5]&gt;=0.8; &quot;B-&quot;; IF([.AP5]&gt;=0.77; &quot;C+&quot;; IF([.AP5]&gt;=0.74;&quot;C&quot;; IF([.AP5]&gt;=0.7; &quot;C-&quot;; IF([.AP5]&gt;=0.67; &quot;D+&quot;; IF([.AP5]&gt;=0.64;&quot;D&quot;; IF([.AP5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Q5]; [.$AY$2:.$AZ$15]; 2; 0)" office:value-type="string" office:string-value="" calcext:value-type="error">
            <text:p>#N/A</text:p>
          </table:table-cell>
          <table:table-cell table:style-name="ce15" table:formula="of:=VLOOKUP([.AR5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Matthew Clive</text:p>
          </table:table-cell>
          <table:table-cell office:value-type="string" calcext:value-type="string">
            <text:p>F</text:p>
          </table:table-cell>
          <table:table-cell table:number-columns-repeated="3" office:value-type="string" calcext:value-type="string">
            <text:p>A-</text:p>
          </table:table-cell>
          <table:table-cell table:number-columns-repeated="6"/>
          <table:table-cell table:style-name="ce7" table:formula="of:=(SUM(VLOOKUP([.C6];[.$AV$2:.$AW$15];2;0); VLOOKUP([.C6];[.$AV$2:.$AW$15];2;0); VLOOKUP([.D6];[.$AV$2:.$AW$15];2;0); VLOOKUP([.E6];[.$AV$2:.$AW$15];2;0); VLOOKUP([.F6];[.$AV$2:.$AW$15];2;0); VLOOKUP([.G6];[.$AV$2:.$AW$15];2;0); VLOOKUP([.H6];[.$AV$2:.$AW$15];2;0); VLOOKUP([.I6];[.$AV$2:.$AW$15];2;0); VLOOKUP([.J6];[.$AV$2:.$AW$15];2;0); VLOOKUP([.K6];[.$AV$2:.$AW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N6:.U6])/8*0.1" office:value-type="float" office:value="0.0625" calcext:value-type="float">
            <text:p>0.06250</text:p>
          </table:table-cell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 table:formula="of:=[.X6]/100*0.05+[.Y6]/100*0.05" office:value-type="float" office:value="0.066" calcext:value-type="float">
            <text:p>0.06600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5" office:value-type="float" office:value="56" calcext:value-type="float">
            <text:p>56</text:p>
          </table:table-cell>
          <table:table-cell table:style-name="ce7" table:formula="of:=[.AB6]/100*0.15+[.AC6]/100*0.2" office:value-type="float" office:value="0.184" calcext:value-type="float">
            <text:p>0.184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F6];[.$AV$2:.$AW$15];2;0); VLOOKUP([.AG6];[.$AV$2:.$AW$15];2;0); MIN(30; [.AH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K6];[.$AV$2:.$AW$15];2;0); VLOOKUP([.AL6];[.$AV$2:.$AW$15];2;0); VLOOKUP([.AM6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6] + [.V6] + [.Z6] + [.AI6] + [.AD6] + [.AN6]" office:value-type="string" office:string-value="" calcext:value-type="error">
            <text:p>#N/A</text:p>
          </table:table-cell>
          <table:table-cell table:style-name="ce15" table:formula="of:=IF([.AP6]&gt;=0.9875;&quot;A+&quot;;  IF([.AP6]&gt;=0.94; &quot;A&quot;; IF([.AP6]&gt;=0.9; &quot;A-&quot;; IF([.AP6]&gt;=0.87; &quot;B+&quot;; IF([.AP6]&gt;=0.84;&quot;B&quot;; IF([.AP6]&gt;=0.8; &quot;B-&quot;; IF([.AP6]&gt;=0.77; &quot;C+&quot;; IF([.AP6]&gt;=0.74;&quot;C&quot;; IF([.AP6]&gt;=0.7; &quot;C-&quot;; IF([.AP6]&gt;=0.67; &quot;D+&quot;; IF([.AP6]&gt;=0.64;&quot;D&quot;; IF([.AP6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-</text:p>
          </table:table-cell>
          <table:table-cell table:style-name="ce15" table:formula="of:=VLOOKUP([.AQ6]; [.$AY$2:.$AZ$15]; 2; 0)" office:value-type="string" office:string-value="" calcext:value-type="error">
            <text:p>#N/A</text:p>
          </table:table-cell>
          <table:table-cell table:style-name="ce15" table:formula="of:=VLOOKUP([.AR6]; [.$AY$2:.$AZ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7];[.$AV$2:.$AW$15];2;0); VLOOKUP([.C7];[.$AV$2:.$AW$15];2;0); VLOOKUP([.D7];[.$AV$2:.$AW$15];2;0); VLOOKUP([.E7];[.$AV$2:.$AW$15];2;0); VLOOKUP([.F7];[.$AV$2:.$AW$15];2;0); VLOOKUP([.G7];[.$AV$2:.$AW$15];2;0); VLOOKUP([.H7];[.$AV$2:.$AW$15];2;0); VLOOKUP([.I7];[.$AV$2:.$AW$15];2;0); VLOOKUP([.J7];[.$AV$2:.$AW$15];2;0); VLOOKUP([.K7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7:.U7])/8*0.1" office:value-type="float" office:value="0.1" calcext:value-type="float">
            <text:p>0.10000</text:p>
          </table:table-cell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X7]/100*0.05+[.Y7]/100*0.05" office:value-type="float" office:value="0.0815" calcext:value-type="float">
            <text:p>0.08150</text:p>
          </table:table-cell>
          <table:table-cell/>
          <table:table-cell table:style-name="ce5" office:value-type="float" office:value="81" calcext:value-type="float">
            <text:p>81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7]/100*0.15+[.AC7]/100*0.2" office:value-type="float" office:value="0.2615" calcext:value-type="float">
            <text:p>0.261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7];[.$AV$2:.$AW$15];2;0); VLOOKUP([.AG7];[.$AV$2:.$AW$15];2;0); MIN(30; [.AH7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7];[.$AV$2:.$AW$15];2;0); VLOOKUP([.AL7];[.$AV$2:.$AW$15];2;0); VLOOKUP([.AM7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7] + [.V7] + [.Z7] + [.AI7] + [.AD7] + [.AN7]" office:value-type="string" office:string-value="" calcext:value-type="error">
            <text:p>#N/A</text:p>
          </table:table-cell>
          <table:table-cell table:style-name="ce15" table:formula="of:=IF([.AP7]&gt;=0.9875;&quot;A+&quot;;  IF([.AP7]&gt;=0.94; &quot;A&quot;; IF([.AP7]&gt;=0.9; &quot;A-&quot;; IF([.AP7]&gt;=0.87; &quot;B+&quot;; IF([.AP7]&gt;=0.84;&quot;B&quot;; IF([.AP7]&gt;=0.8; &quot;B-&quot;; IF([.AP7]&gt;=0.77; &quot;C+&quot;; IF([.AP7]&gt;=0.74;&quot;C&quot;; IF([.AP7]&gt;=0.7; &quot;C-&quot;; IF([.AP7]&gt;=0.67; &quot;D+&quot;; IF([.AP7]&gt;=0.64;&quot;D&quot;; IF([.AP7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7]; [.$AY$2:.$AZ$15]; 2; 0)" office:value-type="string" office:string-value="" calcext:value-type="error">
            <text:p>#N/A</text:p>
          </table:table-cell>
          <table:table-cell table:style-name="ce15" table:formula="of:=VLOOKUP([.AR7]; [.$AY$2:.$AZ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6"/>
          <table:table-cell table:style-name="ce7" table:formula="of:=(SUM(VLOOKUP([.C8];[.$AV$2:.$AW$15];2;0); VLOOKUP([.C8];[.$AV$2:.$AW$15];2;0); VLOOKUP([.D8];[.$AV$2:.$AW$15];2;0); VLOOKUP([.E8];[.$AV$2:.$AW$15];2;0); VLOOKUP([.F8];[.$AV$2:.$AW$15];2;0); VLOOKUP([.G8];[.$AV$2:.$AW$15];2;0); VLOOKUP([.H8];[.$AV$2:.$AW$15];2;0); VLOOKUP([.I8];[.$AV$2:.$AW$15];2;0); VLOOKUP([.J8];[.$AV$2:.$AW$15];2;0); VLOOKUP([.K8];[.$AV$2:.$AW$15];2;0))/1000)*0.3" office:value-type="string" office:string-value="" calcext:value-type="error">
            <text:p>#N/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8:.U8])/8*0.1" office:value-type="float" office:value="0.0625" calcext:value-type="float">
            <text:p>0.06250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 table:formula="of:=[.X8]/100*0.05+[.Y8]/100*0.05" office:value-type="float" office:value="0.0575" calcext:value-type="float">
            <text:p>0.05750</text:p>
          </table:table-cell>
          <table:table-cell/>
          <table:table-cell table:style-name="ce5" office:value-type="float" office:value="64" calcext:value-type="float">
            <text:p>64</text:p>
          </table:table-cell>
          <table:table-cell table:style-name="ce5" office:value-type="float" office:value="76" calcext:value-type="float">
            <text:p>76</text:p>
          </table:table-cell>
          <table:table-cell table:style-name="ce7" table:formula="of:=[.AB8]/100*0.15+[.AC8]/100*0.2" office:value-type="float" office:value="0.248" calcext:value-type="float">
            <text:p>0.248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8];[.$AV$2:.$AW$15];2;0); VLOOKUP([.AG8];[.$AV$2:.$AW$15];2;0); MIN(30; [.AH8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8];[.$AV$2:.$AW$15];2;0); VLOOKUP([.AL8];[.$AV$2:.$AW$15];2;0); VLOOKUP([.AM8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8] + [.V8] + [.Z8] + [.AI8] + [.AD8] + [.AN8]" office:value-type="string" office:string-value="" calcext:value-type="error">
            <text:p>#N/A</text:p>
          </table:table-cell>
          <table:table-cell table:style-name="ce15" table:formula="of:=IF([.AP8]&gt;=0.9875;&quot;A+&quot;;  IF([.AP8]&gt;=0.94; &quot;A&quot;; IF([.AP8]&gt;=0.9; &quot;A-&quot;; IF([.AP8]&gt;=0.87; &quot;B+&quot;; IF([.AP8]&gt;=0.84;&quot;B&quot;; IF([.AP8]&gt;=0.8; &quot;B-&quot;; IF([.AP8]&gt;=0.77; &quot;C+&quot;; IF([.AP8]&gt;=0.74;&quot;C&quot;; IF([.AP8]&gt;=0.7; &quot;C-&quot;; IF([.AP8]&gt;=0.67; &quot;D+&quot;; IF([.AP8]&gt;=0.64;&quot;D&quot;; IF([.AP8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8]; [.$AY$2:.$AZ$15]; 2; 0)" office:value-type="string" office:string-value="" calcext:value-type="error">
            <text:p>#N/A</text:p>
          </table:table-cell>
          <table:table-cell table:style-name="ce15" table:formula="of:=VLOOKUP([.AR8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9];[.$AV$2:.$AW$15];2;0); VLOOKUP([.C9];[.$AV$2:.$AW$15];2;0); VLOOKUP([.D9];[.$AV$2:.$AW$15];2;0); VLOOKUP([.E9];[.$AV$2:.$AW$15];2;0); VLOOKUP([.F9];[.$AV$2:.$AW$15];2;0); VLOOKUP([.G9];[.$AV$2:.$AW$15];2;0); VLOOKUP([.H9];[.$AV$2:.$AW$15];2;0); VLOOKUP([.I9];[.$AV$2:.$AW$15];2;0); VLOOKUP([.J9];[.$AV$2:.$AW$15];2;0); VLOOKUP([.K9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9:.U9])/8*0.1" office:value-type="float" office:value="0.1" calcext:value-type="float">
            <text:p>0.10000</text:p>
          </table:table-cell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 table:formula="of:=[.X9]/100*0.05+[.Y9]/100*0.05" office:value-type="float" office:value="0.057" calcext:value-type="float">
            <text:p>0.05700</text:p>
          </table:table-cell>
          <table:table-cell/>
          <table:table-cell table:style-name="ce5" office:value-type="float" office:value="67" calcext:value-type="float">
            <text:p>67</text:p>
          </table:table-cell>
          <table:table-cell table:style-name="ce5" office:value-type="float" office:value="61" calcext:value-type="float">
            <text:p>61</text:p>
          </table:table-cell>
          <table:table-cell table:style-name="ce7" table:formula="of:=[.AB9]/100*0.15+[.AC9]/100*0.2" office:value-type="float" office:value="0.2225" calcext:value-type="float">
            <text:p>0.222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7" table:formula="of:=(SUM(VLOOKUP([.AF9];[.$AV$2:.$AW$15];2;0); VLOOKUP([.AG9];[.$AV$2:.$AW$15];2;0); MIN(30; [.AH9]))/230)*0.05" office:value-type="float" office:value="0.0439130434782609" calcext:value-type="float">
            <text:p>0.04391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9];[.$AV$2:.$AW$15];2;0); VLOOKUP([.AL9];[.$AV$2:.$AW$15];2;0); VLOOKUP([.AM9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9] + [.V9] + [.Z9] + [.AI9] + [.AD9] + [.AN9]" office:value-type="string" office:string-value="" calcext:value-type="error">
            <text:p>#N/A</text:p>
          </table:table-cell>
          <table:table-cell table:style-name="ce15" table:formula="of:=IF([.AP9]&gt;=0.9875;&quot;A+&quot;;  IF([.AP9]&gt;=0.94; &quot;A&quot;; IF([.AP9]&gt;=0.9; &quot;A-&quot;; IF([.AP9]&gt;=0.87; &quot;B+&quot;; IF([.AP9]&gt;=0.84;&quot;B&quot;; IF([.AP9]&gt;=0.8; &quot;B-&quot;; IF([.AP9]&gt;=0.77; &quot;C+&quot;; IF([.AP9]&gt;=0.74;&quot;C&quot;; IF([.AP9]&gt;=0.7; &quot;C-&quot;; IF([.AP9]&gt;=0.67; &quot;D+&quot;; IF([.AP9]&gt;=0.64;&quot;D&quot;; IF([.AP9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</text:p>
          </table:table-cell>
          <table:table-cell table:style-name="ce15" table:formula="of:=VLOOKUP([.AQ9]; [.$AY$2:.$AZ$15]; 2; 0)" office:value-type="string" office:string-value="" calcext:value-type="error">
            <text:p>#N/A</text:p>
          </table:table-cell>
          <table:table-cell table:style-name="ce15" table:formula="of:=VLOOKUP([.AR9]; [.$AY$2:.$AZ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6"/>
          <table:table-cell table:style-name="ce7" table:formula="of:=(SUM(VLOOKUP([.C10];[.$AV$2:.$AW$15];2;0); VLOOKUP([.C10];[.$AV$2:.$AW$15];2;0); VLOOKUP([.D10];[.$AV$2:.$AW$15];2;0); VLOOKUP([.E10];[.$AV$2:.$AW$15];2;0); VLOOKUP([.F10];[.$AV$2:.$AW$15];2;0); VLOOKUP([.G10];[.$AV$2:.$AW$15];2;0); VLOOKUP([.H10];[.$AV$2:.$AW$15];2;0); VLOOKUP([.I10];[.$AV$2:.$AW$15];2;0); VLOOKUP([.J10];[.$AV$2:.$AW$15];2;0); VLOOKUP([.K10];[.$AV$2:.$AW$15];2;0))/1000)*0.3" office:value-type="string" office:string-value="" calcext:value-type="error">
            <text:p>#N/A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0:.U10])/8*0.1" office:value-type="float" office:value="0.075" calcext:value-type="float">
            <text:p>0.075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0]/100*0.05+[.Y10]/100*0.05" office:value-type="float" office:value="0.0835" calcext:value-type="float">
            <text:p>0.08350</text:p>
          </table:table-cell>
          <table:table-cell/>
          <table:table-cell table:style-name="ce5" office:value-type="float" office:value="75" calcext:value-type="float">
            <text:p>75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0]/100*0.15+[.AC10]/100*0.2" office:value-type="float" office:value="0.2445" calcext:value-type="float">
            <text:p>0.2445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(SUM(VLOOKUP([.AF10];[.$AV$2:.$AW$15];2;0); VLOOKUP([.AG10];[.$AV$2:.$AW$15];2;0); MIN(30; [.AH10]))/230)*0.05" office:value-type="float" office:value="0.0406521739130435" calcext:value-type="float">
            <text:p>0.04065</text:p>
          </table:table-cell>
          <table:table-cell/>
          <table:table-cell table:style-name="ce5" office:value-type="string" calcext:value-type="string">
            <text:p>C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style-name="ce7" table:formula="of:=(SUM(VLOOKUP([.AK10];[.$AV$2:.$AW$15];2;0); VLOOKUP([.AL10];[.$AV$2:.$AW$15];2;0); VLOOKUP([.AM10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10] + [.V10] + [.Z10] + [.AI10] + [.AD10] + [.AN10]" office:value-type="string" office:string-value="" calcext:value-type="error">
            <text:p>#N/A</text:p>
          </table:table-cell>
          <table:table-cell table:style-name="ce15" table:formula="of:=IF([.AP10]&gt;=0.9875;&quot;A+&quot;;  IF([.AP10]&gt;=0.94; &quot;A&quot;; IF([.AP10]&gt;=0.9; &quot;A-&quot;; IF([.AP10]&gt;=0.87; &quot;B+&quot;; IF([.AP10]&gt;=0.84;&quot;B&quot;; IF([.AP10]&gt;=0.8; &quot;B-&quot;; IF([.AP10]&gt;=0.77; &quot;C+&quot;; IF([.AP10]&gt;=0.74;&quot;C&quot;; IF([.AP10]&gt;=0.7; &quot;C-&quot;; IF([.AP10]&gt;=0.67; &quot;D+&quot;; IF([.AP10]&gt;=0.64;&quot;D&quot;; IF([.AP10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10]; [.$AY$2:.$AZ$15]; 2; 0)" office:value-type="string" office:string-value="" calcext:value-type="error">
            <text:p>#N/A</text:p>
          </table:table-cell>
          <table:table-cell table:style-name="ce15" table:formula="of:=VLOOKUP([.AR10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11];[.$AV$2:.$AW$15];2;0); VLOOKUP([.C11];[.$AV$2:.$AW$15];2;0); VLOOKUP([.D11];[.$AV$2:.$AW$15];2;0); VLOOKUP([.E11];[.$AV$2:.$AW$15];2;0); VLOOKUP([.F11];[.$AV$2:.$AW$15];2;0); VLOOKUP([.G11];[.$AV$2:.$AW$15];2;0); VLOOKUP([.H11];[.$AV$2:.$AW$15];2;0); VLOOKUP([.I11];[.$AV$2:.$AW$15];2;0); VLOOKUP([.J11];[.$AV$2:.$AW$15];2;0); VLOOKUP([.K11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1:.U11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1]/100*0.05+[.Y11]/100*0.05" office:value-type="float" office:value="0.08" calcext:value-type="float">
            <text:p>0.080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office:value-type="float" office:value="62" calcext:value-type="float">
            <text:p>62</text:p>
          </table:table-cell>
          <table:table-cell table:style-name="ce7" table:formula="of:=[.AB11]/100*0.15+[.AC11]/100*0.2" office:value-type="float" office:value="0.25" calcext:value-type="float">
            <text:p>0.250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11];[.$AV$2:.$AW$15];2;0); VLOOKUP([.AG11];[.$AV$2:.$AW$15];2;0); MIN(30; [.AH11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1];[.$AV$2:.$AW$15];2;0); VLOOKUP([.AL11];[.$AV$2:.$AW$15];2;0); VLOOKUP([.AM11];[.$AV$2:.$AW$15];2;0))/300)*0.1" office:value-type="float" office:value="0.0903333333333333" calcext:value-type="float">
            <text:p>0.09033</text:p>
          </table:table-cell>
          <table:table-cell/>
          <table:table-cell table:style-name="ce14" table:formula="of:=[.L11] + [.V11] + [.Z11] + [.AI11] + [.AD11] + [.AN11]" office:value-type="string" office:string-value="" calcext:value-type="error">
            <text:p>#N/A</text:p>
          </table:table-cell>
          <table:table-cell table:style-name="ce15" table:formula="of:=IF([.AP11]&gt;=0.9875;&quot;A+&quot;;  IF([.AP11]&gt;=0.94; &quot;A&quot;; IF([.AP11]&gt;=0.9; &quot;A-&quot;; IF([.AP11]&gt;=0.87; &quot;B+&quot;; IF([.AP11]&gt;=0.84;&quot;B&quot;; IF([.AP11]&gt;=0.8; &quot;B-&quot;; IF([.AP11]&gt;=0.77; &quot;C+&quot;; IF([.AP11]&gt;=0.74;&quot;C&quot;; IF([.AP11]&gt;=0.7; &quot;C-&quot;; IF([.AP11]&gt;=0.67; &quot;D+&quot;; IF([.AP11]&gt;=0.64;&quot;D&quot;; IF([.AP11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1]; [.$AY$2:.$AZ$15]; 2; 0)" office:value-type="string" office:string-value="" calcext:value-type="error">
            <text:p>#N/A</text:p>
          </table:table-cell>
          <table:table-cell table:style-name="ce15" table:formula="of:=VLOOKUP([.AR11]; [.$AY$2:.$AZ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12];[.$AV$2:.$AW$15];2;0); VLOOKUP([.C12];[.$AV$2:.$AW$15];2;0); VLOOKUP([.D12];[.$AV$2:.$AW$15];2;0); VLOOKUP([.E12];[.$AV$2:.$AW$15];2;0); VLOOKUP([.F12];[.$AV$2:.$AW$15];2;0); VLOOKUP([.G12];[.$AV$2:.$AW$15];2;0); VLOOKUP([.H12];[.$AV$2:.$AW$15];2;0); VLOOKUP([.I12];[.$AV$2:.$AW$15];2;0); VLOOKUP([.J12];[.$AV$2:.$AW$15];2;0); VLOOKUP([.K12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2:.U12])/8*0.1" office:value-type="float" office:value="0.1" calcext:value-type="float">
            <text:p>0.100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2]/100*0.05+[.Y12]/100*0.05" office:value-type="float" office:value="0.0855" calcext:value-type="float">
            <text:p>0.085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7" calcext:value-type="float">
            <text:p>77</text:p>
          </table:table-cell>
          <table:table-cell table:style-name="ce7" table:formula="of:=[.AB12]/100*0.15+[.AC12]/100*0.2" office:value-type="float" office:value="0.2815" calcext:value-type="float">
            <text:p>0.281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45" calcext:value-type="float">
            <text:p>45</text:p>
          </table:table-cell>
          <table:table-cell table:style-name="ce7" table:formula="of:=(SUM(VLOOKUP([.AF12];[.$AV$2:.$AW$15];2;0); VLOOKUP([.AG12];[.$AV$2:.$AW$15];2;0); MIN(30; [.AH12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K12];[.$AV$2:.$AW$15];2;0); VLOOKUP([.AL12];[.$AV$2:.$AW$15];2;0); VLOOKUP([.AM12];[.$AV$2:.$AW$15];2;0))/300)*0.1" office:value-type="float" office:value="0.095" calcext:value-type="float">
            <text:p>0.09500</text:p>
          </table:table-cell>
          <table:table-cell/>
          <table:table-cell table:style-name="ce14" table:formula="of:=[.L12] + [.V12] + [.Z12] + [.AI12] + [.AD12] + [.AN12]" office:value-type="string" office:string-value="" calcext:value-type="error">
            <text:p>#N/A</text:p>
          </table:table-cell>
          <table:table-cell table:style-name="ce15" table:formula="of:=IF([.AP12]&gt;=0.9875;&quot;A+&quot;;  IF([.AP12]&gt;=0.94; &quot;A&quot;; IF([.AP12]&gt;=0.9; &quot;A-&quot;; IF([.AP12]&gt;=0.87; &quot;B+&quot;; IF([.AP12]&gt;=0.84;&quot;B&quot;; IF([.AP12]&gt;=0.8; &quot;B-&quot;; IF([.AP12]&gt;=0.77; &quot;C+&quot;; IF([.AP12]&gt;=0.74;&quot;C&quot;; IF([.AP12]&gt;=0.7; &quot;C-&quot;; IF([.AP12]&gt;=0.67; &quot;D+&quot;; IF([.AP12]&gt;=0.64;&quot;D&quot;; IF([.AP12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2]; [.$AY$2:.$AZ$15]; 2; 0)" office:value-type="string" office:string-value="" calcext:value-type="error">
            <text:p>#N/A</text:p>
          </table:table-cell>
          <table:table-cell table:style-name="ce15" table:formula="of:=VLOOKUP([.AR12]; [.$AY$2:.$AZ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6"/>
          <table:table-cell table:style-name="ce7" table:formula="of:=(SUM(VLOOKUP([.C13];[.$AV$2:.$AW$15];2;0); VLOOKUP([.C13];[.$AV$2:.$AW$15];2;0); VLOOKUP([.D13];[.$AV$2:.$AW$15];2;0); VLOOKUP([.E13];[.$AV$2:.$AW$15];2;0); VLOOKUP([.F13];[.$AV$2:.$AW$15];2;0); VLOOKUP([.G13];[.$AV$2:.$AW$15];2;0); VLOOKUP([.H13];[.$AV$2:.$AW$15];2;0); VLOOKUP([.I13];[.$AV$2:.$AW$15];2;0); VLOOKUP([.J13];[.$AV$2:.$AW$15];2;0); VLOOKUP([.K13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3:.U13])/8*0.1" office:value-type="float" office:value="0.1" calcext:value-type="float">
            <text:p>0.10000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 table:formula="of:=[.X13]/100*0.05+[.Y13]/100*0.05" office:value-type="float" office:value="0.084" calcext:value-type="float">
            <text:p>0.08400</text:p>
          </table:table-cell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AB13]/100*0.15+[.AC13]/100*0.2" office:value-type="float" office:value="0.3365" calcext:value-type="float">
            <text:p>0.33650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-</text:p>
          </table:table-cell>
          <table:table-cell table:style-name="ce5" office:value-type="float" office:value="0" calcext:value-type="float">
            <text:p>0</text:p>
          </table:table-cell>
          <table:table-cell table:style-name="ce7" table:formula="of:=(SUM(VLOOKUP([.AF13];[.$AV$2:.$AW$15];2;0); VLOOKUP([.AG13];[.$AV$2:.$AW$15];2;0); MIN(30; [.AH13]))/230)*0.05" office:value-type="float" office:value="0.0389130434782609" calcext:value-type="float">
            <text:p>0.03891</text:p>
          </table:table-cell>
          <table:table-cell/>
          <table:table-cell table:style-name="ce5" office:value-type="string" calcext:value-type="string">
            <text:p>B-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7" table:formula="of:=(SUM(VLOOKUP([.AK13];[.$AV$2:.$AW$15];2;0); VLOOKUP([.AL13];[.$AV$2:.$AW$15];2;0); VLOOKUP([.AM13];[.$AV$2:.$AW$15];2;0))/300)*0.1" office:value-type="float" office:value="0.0873333333333333" calcext:value-type="float">
            <text:p>0.08733</text:p>
          </table:table-cell>
          <table:table-cell/>
          <table:table-cell table:style-name="ce14" table:formula="of:=[.L13] + [.V13] + [.Z13] + [.AI13] + [.AD13] + [.AN13]" office:value-type="string" office:string-value="" calcext:value-type="error">
            <text:p>#N/A</text:p>
          </table:table-cell>
          <table:table-cell table:style-name="ce15" table:formula="of:=IF([.AP13]&gt;=0.9875;&quot;A+&quot;;  IF([.AP13]&gt;=0.94; &quot;A&quot;; IF([.AP13]&gt;=0.9; &quot;A-&quot;; IF([.AP13]&gt;=0.87; &quot;B+&quot;; IF([.AP13]&gt;=0.84;&quot;B&quot;; IF([.AP13]&gt;=0.8; &quot;B-&quot;; IF([.AP13]&gt;=0.77; &quot;C+&quot;; IF([.AP13]&gt;=0.74;&quot;C&quot;; IF([.AP13]&gt;=0.7; &quot;C-&quot;; IF([.AP13]&gt;=0.67; &quot;D+&quot;; IF([.AP13]&gt;=0.64;&quot;D&quot;; IF([.AP13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A-</text:p>
          </table:table-cell>
          <table:table-cell table:style-name="ce15" table:formula="of:=VLOOKUP([.AQ13]; [.$AY$2:.$AZ$15]; 2; 0)" office:value-type="string" office:string-value="" calcext:value-type="error">
            <text:p>#N/A</text:p>
          </table:table-cell>
          <table:table-cell table:style-name="ce15" table:formula="of:=VLOOKUP([.AR13]; [.$AY$2:.$AZ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6"/>
          <table:table-cell table:style-name="ce7" table:formula="of:=(SUM(VLOOKUP([.C14];[.$AV$2:.$AW$15];2;0); VLOOKUP([.C14];[.$AV$2:.$AW$15];2;0); VLOOKUP([.D14];[.$AV$2:.$AW$15];2;0); VLOOKUP([.E14];[.$AV$2:.$AW$15];2;0); VLOOKUP([.F14];[.$AV$2:.$AW$15];2;0); VLOOKUP([.G14];[.$AV$2:.$AW$15];2;0); VLOOKUP([.H14];[.$AV$2:.$AW$15];2;0); VLOOKUP([.I14];[.$AV$2:.$AW$15];2;0); VLOOKUP([.J14];[.$AV$2:.$AW$15];2;0); VLOOKUP([.K14];[.$AV$2:.$AW$15];2;0))/1000)*0.3" office:value-type="string" office:string-value="" calcext:value-type="error">
            <text:p>#N/A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4:.U14])/8*0.1" office:value-type="float" office:value="0.0875" calcext:value-type="float">
            <text:p>0.0875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[.X14]/100*0.05+[.Y14]/100*0.05" office:value-type="float" office:value="0.063" calcext:value-type="float">
            <text:p>0.06300</text:p>
          </table:table-cell>
          <table:table-cell/>
          <table:table-cell table:number-columns-repeated="2" table:style-name="ce5" office:value-type="float" office:value="65" calcext:value-type="float">
            <text:p>65</text:p>
          </table:table-cell>
          <table:table-cell table:style-name="ce7" table:formula="of:=[.AB14]/100*0.15+[.AC14]/100*0.2" office:value-type="float" office:value="0.2275" calcext:value-type="float">
            <text:p>0.22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80" calcext:value-type="float">
            <text:p>80</text:p>
          </table:table-cell>
          <table:table-cell table:style-name="ce7" table:formula="of:=(SUM(VLOOKUP([.AF14];[.$AV$2:.$AW$15];2;0); VLOOKUP([.AG14];[.$AV$2:.$AW$15];2;0); MIN(30; [.AH14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 table:formula="of:=(SUM(VLOOKUP([.AK14];[.$AV$2:.$AW$15];2;0); VLOOKUP([.AL14];[.$AV$2:.$AW$15];2;0); VLOOKUP([.AM14];[.$AV$2:.$AW$15];2;0))/300)*0.1" office:value-type="float" office:value="0.0883333333333333" calcext:value-type="float">
            <text:p>0.08833</text:p>
          </table:table-cell>
          <table:table-cell/>
          <table:table-cell table:style-name="ce14" table:formula="of:=[.L14] + [.V14] + [.Z14] + [.AI14] + [.AD14] + [.AN14]" office:value-type="string" office:string-value="" calcext:value-type="error">
            <text:p>#N/A</text:p>
          </table:table-cell>
          <table:table-cell table:style-name="ce15" table:formula="of:=IF([.AP14]&gt;=0.9875;&quot;A+&quot;;  IF([.AP14]&gt;=0.94; &quot;A&quot;; IF([.AP14]&gt;=0.9; &quot;A-&quot;; IF([.AP14]&gt;=0.87; &quot;B+&quot;; IF([.AP14]&gt;=0.84;&quot;B&quot;; IF([.AP14]&gt;=0.8; &quot;B-&quot;; IF([.AP14]&gt;=0.77; &quot;C+&quot;; IF([.AP14]&gt;=0.74;&quot;C&quot;; IF([.AP14]&gt;=0.7; &quot;C-&quot;; IF([.AP14]&gt;=0.67; &quot;D+&quot;; IF([.AP14]&gt;=0.64;&quot;D&quot;; IF([.AP14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C+</text:p>
          </table:table-cell>
          <table:table-cell table:style-name="ce15" table:formula="of:=VLOOKUP([.AQ14]; [.$AY$2:.$AZ$15]; 2; 0)" office:value-type="string" office:string-value="" calcext:value-type="error">
            <text:p>#N/A</text:p>
          </table:table-cell>
          <table:table-cell table:style-name="ce15" table:formula="of:=VLOOKUP([.AR14]; [.$AY$2:.$AZ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2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number-columns-repeated="6"/>
          <table:table-cell table:style-name="ce7" table:formula="of:=(SUM(VLOOKUP([.C15];[.$AV$2:.$AW$15];2;0); VLOOKUP([.C15];[.$AV$2:.$AW$15];2;0); VLOOKUP([.D15];[.$AV$2:.$AW$15];2;0); VLOOKUP([.E15];[.$AV$2:.$AW$15];2;0); VLOOKUP([.F15];[.$AV$2:.$AW$15];2;0); VLOOKUP([.G15];[.$AV$2:.$AW$15];2;0); VLOOKUP([.H15];[.$AV$2:.$AW$15];2;0); VLOOKUP([.I15];[.$AV$2:.$AW$15];2;0); VLOOKUP([.J15];[.$AV$2:.$AW$15];2;0); VLOOKUP([.K15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5:.U15])/8*0.1" office:value-type="float" office:value="0.1" calcext:value-type="float">
            <text:p>0.10000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 table:formula="of:=[.X15]/100*0.05+[.Y15]/100*0.05" office:value-type="float" office:value="0.0765" calcext:value-type="float">
            <text:p>0.07650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7" table:formula="of:=[.AB15]/100*0.15+[.AC15]/100*0.2" office:value-type="float" office:value="0.2675" calcext:value-type="float">
            <text:p>0.2675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B+</text:p>
          </table:table-cell>
          <table:table-cell table:style-name="ce5" office:value-type="float" office:value="75" calcext:value-type="float">
            <text:p>75</text:p>
          </table:table-cell>
          <table:table-cell table:style-name="ce7" table:formula="of:=(SUM(VLOOKUP([.AF15];[.$AV$2:.$AW$15];2;0); VLOOKUP([.AG15];[.$AV$2:.$AW$15];2;0); MIN(30; [.AH15]))/230)*0.05" office:value-type="float" office:value="0.0445652173913043" calcext:value-type="float">
            <text:p>0.04457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7" table:formula="of:=(SUM(VLOOKUP([.AK15];[.$AV$2:.$AW$15];2;0); VLOOKUP([.AL15];[.$AV$2:.$AW$15];2;0); VLOOKUP([.AM15];[.$AV$2:.$AW$15];2;0))/300)*0.1" office:value-type="float" office:value="0.0816666666666667" calcext:value-type="float">
            <text:p>0.08167</text:p>
          </table:table-cell>
          <table:table-cell/>
          <table:table-cell table:style-name="ce14" table:formula="of:=[.L15] + [.V15] + [.Z15] + [.AI15] + [.AD15] + [.AN15]" office:value-type="string" office:string-value="" calcext:value-type="error">
            <text:p>#N/A</text:p>
          </table:table-cell>
          <table:table-cell table:style-name="ce15" table:formula="of:=IF([.AP15]&gt;=0.9875;&quot;A+&quot;;  IF([.AP15]&gt;=0.94; &quot;A&quot;; IF([.AP15]&gt;=0.9; &quot;A-&quot;; IF([.AP15]&gt;=0.87; &quot;B+&quot;; IF([.AP15]&gt;=0.84;&quot;B&quot;; IF([.AP15]&gt;=0.8; &quot;B-&quot;; IF([.AP15]&gt;=0.77; &quot;C+&quot;; IF([.AP15]&gt;=0.74;&quot;C&quot;; IF([.AP15]&gt;=0.7; &quot;C-&quot;; IF([.AP15]&gt;=0.67; &quot;D+&quot;; IF([.AP15]&gt;=0.64;&quot;D&quot;; IF([.AP15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5]; [.$AY$2:.$AZ$15]; 2; 0)" office:value-type="string" office:string-value="" calcext:value-type="error">
            <text:p>#N/A</text:p>
          </table:table-cell>
          <table:table-cell table:style-name="ce15" table:formula="of:=VLOOKUP([.AR15]; [.$AY$2:.$AZ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number-columns-repeated="6"/>
          <table:table-cell table:style-name="ce7" table:formula="of:=(SUM(VLOOKUP([.C16];[.$AV$2:.$AW$15];2;0); VLOOKUP([.C16];[.$AV$2:.$AW$15];2;0); VLOOKUP([.D16];[.$AV$2:.$AW$15];2;0); VLOOKUP([.E16];[.$AV$2:.$AW$15];2;0); VLOOKUP([.F16];[.$AV$2:.$AW$15];2;0); VLOOKUP([.G16];[.$AV$2:.$AW$15];2;0); VLOOKUP([.H16];[.$AV$2:.$AW$15];2;0); VLOOKUP([.I16];[.$AV$2:.$AW$15];2;0); VLOOKUP([.J16];[.$AV$2:.$AW$15];2;0); VLOOKUP([.K16];[.$AV$2:.$AW$15];2;0))/1000)*0.3" office:value-type="string" office:string-value="" calcext:value-type="error">
            <text:p>#N/A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7" table:formula="of:=SUM([.N16:.U16])/8*0.1" office:value-type="float" office:value="0.075" calcext:value-type="float">
            <text:p>0.07500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 table:formula="of:=[.X16]/100*0.05+[.Y16]/100*0.05" office:value-type="float" office:value="0.062" calcext:value-type="float">
            <text:p>0.062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69" calcext:value-type="float">
            <text:p>69</text:p>
          </table:table-cell>
          <table:table-cell table:style-name="ce7" table:formula="of:=[.AB16]/100*0.15+[.AC16]/100*0.2" office:value-type="float" office:value="0.246" calcext:value-type="float">
            <text:p>0.24600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60" calcext:value-type="float">
            <text:p>60</text:p>
          </table:table-cell>
          <table:table-cell table:style-name="ce7" table:formula="of:=(SUM(VLOOKUP([.AF16];[.$AV$2:.$AW$15];2;0); VLOOKUP([.AG16];[.$AV$2:.$AW$15];2;0); MIN(30; [.AH16]))/230)*0.05" office:value-type="float" office:value="0.0460869565217391" calcext:value-type="float">
            <text:p>0.04609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 table:formula="of:=(SUM(VLOOKUP([.AK16];[.$AV$2:.$AW$15];2;0); VLOOKUP([.AL16];[.$AV$2:.$AW$15];2;0); VLOOKUP([.AM16];[.$AV$2:.$AW$15];2;0))/300)*0.1" office:value-type="float" office:value="0.0916666666666667" calcext:value-type="float">
            <text:p>0.09167</text:p>
          </table:table-cell>
          <table:table-cell/>
          <table:table-cell table:style-name="ce14" table:formula="of:=[.L16] + [.V16] + [.Z16] + [.AI16] + [.AD16] + [.AN16]" office:value-type="string" office:string-value="" calcext:value-type="error">
            <text:p>#N/A</text:p>
          </table:table-cell>
          <table:table-cell table:style-name="ce15" table:formula="of:=IF([.AP16]&gt;=0.9875;&quot;A+&quot;;  IF([.AP16]&gt;=0.94; &quot;A&quot;; IF([.AP16]&gt;=0.9; &quot;A-&quot;; IF([.AP16]&gt;=0.87; &quot;B+&quot;; IF([.AP16]&gt;=0.84;&quot;B&quot;; IF([.AP16]&gt;=0.8; &quot;B-&quot;; IF([.AP16]&gt;=0.77; &quot;C+&quot;; IF([.AP16]&gt;=0.74;&quot;C&quot;; IF([.AP16]&gt;=0.7; &quot;C-&quot;; IF([.AP16]&gt;=0.67; &quot;D+&quot;; IF([.AP16]&gt;=0.64;&quot;D&quot;; IF([.AP16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-</text:p>
          </table:table-cell>
          <table:table-cell table:style-name="ce15" table:formula="of:=VLOOKUP([.AQ16]; [.$AY$2:.$AZ$15]; 2; 0)" office:value-type="string" office:string-value="" calcext:value-type="error">
            <text:p>#N/A</text:p>
          </table:table-cell>
          <table:table-cell table:style-name="ce15" table:formula="of:=VLOOKUP([.AR16]; [.$AY$2:.$AZ$15]; 2; 0)" office:value-type="float" office:value="2.7" calcext:value-type="float">
            <text:p>2.7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69"/>
        </table:table-row>
        <table:table-row table:style-name="ro1">
          <table:table-cell table:number-columns-repeated="11"/>
          <table:table-cell table:style-name="ce7" table:formula="of:=(SUM(VLOOKUP([.B17];[.$AV$2:.$AW$15];2;0); VLOOKUP([.C17];[.$AV$2:.$AW$15];2;0); VLOOKUP([.D17];[.$AV$2:.$AW$15];2;0); VLOOKUP([.E17];[.$AV$2:.$AW$15];2;0); VLOOKUP([.F17];[.$AV$2:.$AW$15];2;0); VLOOKUP([.G17];[.$AV$2:.$AW$15];2;0); VLOOKUP([.H17];[.$AV$2:.$AW$15];2;0); VLOOKUP([.I17];[.$AV$2:.$AW$15];2;0); VLOOKUP([.J17];[.$AV$2:.$AW$15];2;0); VLOOKUP([.K17];[.$AV$2:.$AW$15];2;0))/1000)*0.3" office:value-type="string" office:string-value="" calcext:value-type="error">
            <text:p>#N/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N17:.U17])/8*0.1" office:value-type="float" office:value="0.075" calcext:value-type="float">
            <text:p>0.0750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 table:formula="of:=[.X17]/100*0.05+[.Y17]/100*0.05" office:value-type="float" office:value="0.081" calcext:value-type="float">
            <text:p>0.08100</text:p>
          </table:table-cell>
          <table:table-cell/>
          <table:table-cell table:style-name="ce5" office:value-type="float" office:value="94" calcext:value-type="float">
            <text:p>94</text:p>
          </table:table-cell>
          <table:table-cell table:style-name="ce5" office:value-type="float" office:value="89" calcext:value-type="float">
            <text:p>89</text:p>
          </table:table-cell>
          <table:table-cell table:style-name="ce7" table:formula="of:=[.AB17]/100*0.15+[.AC17]/100*0.2" office:value-type="float" office:value="0.319" calcext:value-type="float">
            <text:p>0.31900</text:p>
          </table:table-cell>
          <table:table-cell/>
          <table:table-cell table:number-columns-repeated="2" table:style-name="ce5" office:value-type="string" calcext:value-type="string">
            <text:p>B</text:p>
          </table:table-cell>
          <table:table-cell table:style-name="ce5" office:value-type="float" office:value="25" calcext:value-type="float">
            <text:p>25</text:p>
          </table:table-cell>
          <table:table-cell table:style-name="ce7" table:formula="of:=(SUM(VLOOKUP([.AF17];[.$AV$2:.$AW$15];2;0); VLOOKUP([.AG17];[.$AV$2:.$AW$15];2;0); MIN(30; [.AH17]))/230)*0.05" office:value-type="float" office:value="0.0428260869565217" calcext:value-type="float">
            <text:p>0.04283</text:p>
          </table:table-cell>
          <table:table-cell/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7];[.$AV$2:.$AW$15];2;0); VLOOKUP([.AL17];[.$AV$2:.$AW$15];2;0); VLOOKUP([.AM17];[.$AV$2:.$AW$15];2;0))/300)*0.1" office:value-type="float" office:value="0.0903333333333333" calcext:value-type="float">
            <text:p>0.09033</text:p>
          </table:table-cell>
          <table:table-cell/>
          <table:table-cell table:style-name="ce14" table:formula="of:=[.L17] + [.V17] + [.Z17] + [.AI17] + [.AD17] + [.AN17]" office:value-type="string" office:string-value="" calcext:value-type="error">
            <text:p>#N/A</text:p>
          </table:table-cell>
          <table:table-cell table:style-name="ce15" table:formula="of:=IF([.AP17]&gt;=0.9875;&quot;A+&quot;;  IF([.AP17]&gt;=0.94; &quot;A&quot;; IF([.AP17]&gt;=0.9; &quot;A-&quot;; IF([.AP17]&gt;=0.87; &quot;B+&quot;; IF([.AP17]&gt;=0.84;&quot;B&quot;; IF([.AP17]&gt;=0.8; &quot;B-&quot;; IF([.AP17]&gt;=0.77; &quot;C+&quot;; IF([.AP17]&gt;=0.74;&quot;C&quot;; IF([.AP17]&gt;=0.7; &quot;C-&quot;; IF([.AP17]&gt;=0.67; &quot;D+&quot;; IF([.AP17]&gt;=0.64;&quot;D&quot;; IF([.AP17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7]; [.$AY$2:.$AZ$15]; 2; 0)" office:value-type="string" office:string-value="" calcext:value-type="error">
            <text:p>#N/A</text:p>
          </table:table-cell>
          <table:table-cell table:style-name="ce15" table:formula="of:=VLOOKUP([.AR17]; [.$AY$2:.$AZ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2"/>
        </table:table-row>
        <table:table-row table:style-name="ro1">
          <table:table-cell table:style-name="ce2"/>
          <table:table-cell table:number-columns-repeated="10"/>
          <table:table-cell table:style-name="ce7" table:formula="of:=(SUM(VLOOKUP([.B18];[.$AV$2:.$AW$15];2;0); VLOOKUP([.C18];[.$AV$2:.$AW$15];2;0); VLOOKUP([.D18];[.$AV$2:.$AW$15];2;0); VLOOKUP([.E18];[.$AV$2:.$AW$15];2;0); VLOOKUP([.F18];[.$AV$2:.$AW$15];2;0); VLOOKUP([.G18];[.$AV$2:.$AW$15];2;0); VLOOKUP([.H18];[.$AV$2:.$AW$15];2;0); VLOOKUP([.I18];[.$AV$2:.$AW$15];2;0); VLOOKUP([.J18];[.$AV$2:.$AW$15];2;0); VLOOKUP([.K18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8:.U18])/8*0.1" office:value-type="float" office:value="0.1" calcext:value-type="float">
            <text:p>0.10000</text:p>
          </table:table-cell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 table:formula="of:=[.X18]/100*0.05+[.Y18]/100*0.05" office:value-type="float" office:value="0.081" calcext:value-type="float">
            <text:p>0.081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66" calcext:value-type="float">
            <text:p>66</text:p>
          </table:table-cell>
          <table:table-cell table:style-name="ce7" table:formula="of:=[.AB18]/100*0.15+[.AC18]/100*0.2" office:value-type="float" office:value="0.2505" calcext:value-type="float">
            <text:p>0.2505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18];[.$AV$2:.$AW$15];2;0); VLOOKUP([.AG18];[.$AV$2:.$AW$15];2;0); MIN(30; [.AH18]))/230)*0.05" office:value-type="float" office:value="0.0452173913043478" calcext:value-type="float">
            <text:p>0.04522</text:p>
          </table:table-cell>
          <table:table-cell/>
          <table:table-cell table:number-columns-repeated="2" table:style-name="ce5"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table:style-name="ce7" table:formula="of:=(SUM(VLOOKUP([.AK18];[.$AV$2:.$AW$15];2;0); VLOOKUP([.AL18];[.$AV$2:.$AW$15];2;0); VLOOKUP([.AM18];[.$AV$2:.$AW$15];2;0))/300)*0.1" office:value-type="float" office:value="0.095" calcext:value-type="float">
            <text:p>0.09500</text:p>
          </table:table-cell>
          <table:table-cell/>
          <table:table-cell table:style-name="ce14" table:formula="of:=[.L18] + [.V18] + [.Z18] + [.AI18] + [.AD18] + [.AN18]" office:value-type="string" office:string-value="" calcext:value-type="error">
            <text:p>#N/A</text:p>
          </table:table-cell>
          <table:table-cell table:style-name="ce15" table:formula="of:=IF([.AP18]&gt;=0.9875;&quot;A+&quot;;  IF([.AP18]&gt;=0.94; &quot;A&quot;; IF([.AP18]&gt;=0.9; &quot;A-&quot;; IF([.AP18]&gt;=0.87; &quot;B+&quot;; IF([.AP18]&gt;=0.84;&quot;B&quot;; IF([.AP18]&gt;=0.8; &quot;B-&quot;; IF([.AP18]&gt;=0.77; &quot;C+&quot;; IF([.AP18]&gt;=0.74;&quot;C&quot;; IF([.AP18]&gt;=0.7; &quot;C-&quot;; IF([.AP18]&gt;=0.67; &quot;D+&quot;; IF([.AP18]&gt;=0.64;&quot;D&quot;; IF([.AP18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</text:p>
          </table:table-cell>
          <table:table-cell table:style-name="ce15" table:formula="of:=VLOOKUP([.AQ18]; [.$AY$2:.$AZ$15]; 2; 0)" office:value-type="string" office:string-value="" calcext:value-type="error">
            <text:p>#N/A</text:p>
          </table:table-cell>
          <table:table-cell table:style-name="ce15" table:formula="of:=VLOOKUP([.AR18]; [.$AY$2:.$AZ$15]; 2; 0)" office:value-type="float" office:value="3" calcext:value-type="float">
            <text:p>3</text:p>
          </table:table-cell>
          <table:table-cell table:number-columns-repeated="978"/>
        </table:table-row>
        <table:table-row table:style-name="ro1">
          <table:table-cell table:number-columns-repeated="11"/>
          <table:table-cell table:style-name="ce7" table:formula="of:=(SUM(VLOOKUP([.B19];[.$AV$2:.$AW$15];2;0); VLOOKUP([.C19];[.$AV$2:.$AW$15];2;0); VLOOKUP([.D19];[.$AV$2:.$AW$15];2;0); VLOOKUP([.E19];[.$AV$2:.$AW$15];2;0); VLOOKUP([.F19];[.$AV$2:.$AW$15];2;0); VLOOKUP([.G19];[.$AV$2:.$AW$15];2;0); VLOOKUP([.H19];[.$AV$2:.$AW$15];2;0); VLOOKUP([.I19];[.$AV$2:.$AW$15];2;0); VLOOKUP([.J19];[.$AV$2:.$AW$15];2;0); VLOOKUP([.K19];[.$AV$2:.$AW$15];2;0))/1000)*0.3" office:value-type="string" office:string-value="" calcext:value-type="error">
            <text:p>#N/A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style-name="ce7" table:formula="of:=SUM([.N19:.U19])/8*0.1" office:value-type="float" office:value="0.1" calcext:value-type="float">
            <text:p>0.100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 table:formula="of:=[.X19]/100*0.05+[.Y19]/100*0.05" office:value-type="float" office:value="0.083" calcext:value-type="float">
            <text:p>0.08300</text:p>
          </table:table-cell>
          <table:table-cell/>
          <table:table-cell table:style-name="ce5" office:value-type="float" office:value="90" calcext:value-type="float">
            <text:p>90</text:p>
          </table:table-cell>
          <table:table-cell table:style-name="ce5" office:value-type="float" office:value="71" calcext:value-type="float">
            <text:p>71</text:p>
          </table:table-cell>
          <table:table-cell table:style-name="ce7" table:formula="of:=[.AB19]/100*0.15+[.AC19]/100*0.2" office:value-type="float" office:value="0.277" calcext:value-type="float">
            <text:p>0.27700</text:p>
          </table:table-cell>
          <table:table-cell/>
          <table:table-cell table:number-columns-repeated="2" table:style-name="ce5" office:value-type="string" calcext:value-type="string">
            <text:p>B+</text:p>
          </table:table-cell>
          <table:table-cell table:style-name="ce5" office:value-type="float" office:value="30" calcext:value-type="float">
            <text:p>30</text:p>
          </table:table-cell>
          <table:table-cell table:style-name="ce7" table:formula="of:=(SUM(VLOOKUP([.AF19];[.$AV$2:.$AW$15];2;0); VLOOKUP([.AG19];[.$AV$2:.$AW$15];2;0); MIN(30; [.AH19]))/230)*0.05" office:value-type="float" office:value="0.0452173913043478" calcext:value-type="float">
            <text:p>0.04522</text:p>
          </table:table-cell>
          <table:table-cell/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style-name="ce7" table:formula="of:=(SUM(VLOOKUP([.AK19];[.$AV$2:.$AW$15];2;0); VLOOKUP([.AL19];[.$AV$2:.$AW$15];2;0); VLOOKUP([.AM19];[.$AV$2:.$AW$15];2;0))/300)*0.1" office:value-type="float" office:value="0.0936666666666667" calcext:value-type="float">
            <text:p>0.09367</text:p>
          </table:table-cell>
          <table:table-cell/>
          <table:table-cell table:style-name="ce14" table:formula="of:=[.L19] + [.V19] + [.Z19] + [.AI19] + [.AD19] + [.AN19]" office:value-type="string" office:string-value="" calcext:value-type="error">
            <text:p>#N/A</text:p>
          </table:table-cell>
          <table:table-cell table:style-name="ce15" table:formula="of:=IF([.AP19]&gt;=0.9875;&quot;A+&quot;;  IF([.AP19]&gt;=0.94; &quot;A&quot;; IF([.AP19]&gt;=0.9; &quot;A-&quot;; IF([.AP19]&gt;=0.87; &quot;B+&quot;; IF([.AP19]&gt;=0.84;&quot;B&quot;; IF([.AP19]&gt;=0.8; &quot;B-&quot;; IF([.AP19]&gt;=0.77; &quot;C+&quot;; IF([.AP19]&gt;=0.74;&quot;C&quot;; IF([.AP19]&gt;=0.7; &quot;C-&quot;; IF([.AP19]&gt;=0.67; &quot;D+&quot;; IF([.AP19]&gt;=0.64;&quot;D&quot;; IF([.AP19]&gt;=0.6; &quot;D-&quot;; &quot;F&quot;))))))))))))" office:value-type="string" office:string-value="" calcext:value-type="error">
            <text:p>#N/A</text:p>
          </table:table-cell>
          <table:table-cell table:style-name="ce15" office:value-type="string" calcext:value-type="string">
            <text:p>B+</text:p>
          </table:table-cell>
          <table:table-cell table:style-name="ce15" table:formula="of:=VLOOKUP([.AQ19]; [.$AY$2:.$AZ$15]; 2; 0)" office:value-type="string" office:string-value="" calcext:value-type="error">
            <text:p>#N/A</text:p>
          </table:table-cell>
          <table:table-cell table:style-name="ce15" table:formula="of:=VLOOKUP([.AR19]; [.$AY$2:.$AZ$15]; 2; 0)" office:value-type="float" office:value="3.3" calcext:value-type="float">
            <text:p>3.3</text:p>
          </table:table-cell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7" table:formula="of:=AVERAGE([.V2:.V19])" office:value-type="float" office:value="0.0868055555555556" calcext:value-type="float">
            <text:p>0.08681</text:p>
          </table:table-cell>
          <table:table-cell/>
          <table:table-cell table:style-name="ce5" table:formula="of:=AVERAGE([.X2:.X19])" office:value-type="float" office:value="70.1111111111111" calcext:value-type="float">
            <text:p>70.1111111111</text:p>
          </table:table-cell>
          <table:table-cell table:style-name="ce5" table:formula="of:=AVERAGE([.Y2:.Y19])" office:value-type="float" office:value="78.7777777777778" calcext:value-type="float">
            <text:p>78.7777777778</text:p>
          </table:table-cell>
          <table:table-cell table:style-name="ce7" table:formula="of:=AVERAGE([.Z2:.Z18])" office:value-type="float" office:value="0.0739411764705882" calcext:value-type="float">
            <text:p>0.07394</text:p>
          </table:table-cell>
          <table:table-cell/>
          <table:table-cell table:style-name="ce5" table:formula="of:=AVERAGE([.AB2:.AB19])" office:value-type="float" office:value="79.1666666666667" calcext:value-type="float">
            <text:p>79.1666666667</text:p>
          </table:table-cell>
          <table:table-cell table:style-name="ce5" table:formula="of:=AVERAGE([.AC2:.AC19])" office:value-type="float" office:value="72.4444444444444" calcext:value-type="float">
            <text:p>72.4444444444</text:p>
          </table:table-cell>
          <table:table-cell table:style-name="ce7" table:formula="of:=AVERAGE([.AD2:.AD19])" office:value-type="float" office:value="0.263638888888889" calcext:value-type="float">
            <text:p>0.26364</text:p>
          </table:table-cell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7"/>
          <table:table-cell table:number-columns-repeated="9"/>
          <table:table-cell table:style-name="ce11" table:formula="of:=(SUM(VLOOKUP([.C2]; [.$AG$2:.$AH$14]; 2; 0)))" office:value-type="float" office:value="60" calcext:value-type="float">
            <text:p>60.00000</text:p>
          </table:table-cell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/>
          <table:table-cell table:style-name="ce7"/>
          <table:table-cell/>
          <table:table-cell table:style-name="ce14"/>
          <table:table-cell table:style-name="ce15" table:number-columns-repeated="4"/>
          <table:table-cell table:number-columns-repeated="978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1"/>
          <table:table-cell table:style-name="ce15" table:formula="of:=AVERAGE([.AP2:.AP19])" office:value-type="string" office:string-value="" calcext:value-type="error">
            <text:p>#N/A</text:p>
          </table:table-cell>
          <table:table-cell table:style-name="ce13" table:number-columns-repeated="2"/>
          <table:table-cell table:style-name="ce15" table:formula="of:=AVERAGE([.AS2:.AS22])" office:value-type="string" office:string-value="" calcext:value-type="error">
            <text:p>#N/A</text:p>
          </table:table-cell>
          <table:table-cell table:style-name="ce15" table:formula="of:=AVERAGE([.AT2:.AT22])" office:value-type="float" office:value="2.79444444444444" calcext:value-type="float">
            <text:p>2.7944444444</text:p>
          </table:table-cell>
          <table:table-cell table:number-columns-repeated="978"/>
        </table:table-row>
        <table:table-row table:style-name="ro1" table:number-rows-repeated="5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4"/>
        </table:table-row>
        <table:table-row table:style-name="ro1">
          <table:table-cell table:number-columns-repeated="11"/>
          <table:table-cell table:style-name="ce8"/>
          <table:table-cell table:number-columns-repeated="9"/>
          <table:table-cell table:style-name="ce8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 style:data-style-name="N2" text:time-value="10:37:46.1159512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03T10:49:54.411402503</dc:date>
    <dc:creator>Gregory Kapfhammer</dc:creator>
    <meta:editing-duration>P9DT8H20M55S</meta:editing-duration>
    <meta:editing-cycles>276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700" meta:object-count="0"/>
  </office:meta>
</office:document-meta>
</file>